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950e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svg:stroke-width="0.254cm" svg:stroke-color="#3465a4" draw:marker-start-width="0.965cm" draw:marker-end-width="0.965cm" svg:stroke-linecap="round" draw:fill="none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97cm" svg:y1="2.367cm" svg:x2="6.199cm" svg:y2="8.796cm">
          <text:p/>
        </draw:line>
        <draw:line draw:style-name="gr3" draw:text-style-name="P1" draw:layer="layout" svg:x1="2.997cm" svg:y1="5.567cm" svg:x2="9.399cm" svg:y2="5.567cm">
          <text:p/>
        </draw:line>
        <draw:custom-shape draw:style-name="gr4" draw:text-style-name="P1" draw:layer="layout" svg:width="3.175cm" svg:height="3.158cm" svg:x="6.224cm" svg:y="2.36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1" draw:id="id1" draw:layer="layout" draw:type="line" svg:x1="5.858cm" svg:y1="5.225cm" svg:x2="5.858cm" svg:y2="5.99cm" svg:d="M5858 5225v765" svg:viewBox="0 0 1 766">
          <text:p/>
        </draw:connector>
        <draw:connector draw:style-name="gr5" draw:text-style-name="P1" draw:layer="layout" draw:type="line" svg:x1="5.858cm" svg:y1="5.99cm" svg:x2="6.573cm" svg:y2="6.007cm" draw:start-shape="id1" draw:start-glue-point="3" svg:d="M5858 5990l715 17" svg:viewBox="0 0 716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5-19T23:38:03.439120633</dc:date>
    <dc:creator>elucterio </dc:creator>
    <meta:editing-duration>PT18M42S</meta:editing-duration>
    <meta:editing-cycles>5</meta:editing-cycles>
    <meta:generator>LibreOffice/4.2.8.2$Linux_X86_64 LibreOffice_project/420m0$Build-2</meta:generator>
    <meta:document-statistic meta:object-count="69"/>
  </office:meta>
</office:document-meta>
</file>